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style:writing-mode="lr-tb"/>
    </style:style>
    <style:style style:name="P3" style:family="paragraph" style:parent-style-name="Text_20_body">
      <style:paragraph-properties fo:text-align="center" style:justify-single-word="false" style:writing-mode="lr-tb"/>
    </style:style>
    <style:style style:name="P4" style:family="paragraph" style:parent-style-name="Heading_20_2" style:list-style-name="L1">
      <style:text-properties officeooo:rsid="000e14dc"/>
    </style:style>
    <style:style style:name="P5" style:family="paragraph" style:parent-style-name="Text_20_body">
      <style:text-properties officeooo:rsid="000e14dc"/>
    </style:style>
    <style:style style:name="P6" style:family="paragraph" style:parent-style-name="Text_20_body">
      <style:paragraph-properties fo:text-align="center" style:justify-single-word="false"/>
    </style:style>
    <style:style style:name="P7" style:family="paragraph" style:parent-style-name="Text_20_body">
      <style:paragraph-properties fo:margin-top="0in" fo:margin-bottom="0in" loext:contextual-spacing="false"/>
    </style:style>
    <style:style style:name="P8" style:family="paragraph" style:parent-style-name="Text_20_body">
      <style:paragraph-properties style:writing-mode="lr-tb"/>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hreadDataList">
        <text:section text:style-name="Sect1" text:name="threadListItemContents_16538250">
          <text:list xml:id="list669318448" text:style-name="L1">
            <text:list-item>
              <text:list>
                <text:list-header>
                  <text:h text:style-name="P4" text:outline-level="2"><text:a xlink:type="simple" xlink:href="javascript:void(0)" text:style-name="Internet_20_link" text:visited-style-name="Visited_20_Internet_20_Link">7-1 Discussion: Use of Scenarios to Measure Low-Probability Risks</text:a> </text:h>
                </text:list-header>
              </text:list>
            </text:list-item>
          </text:list>
          <text:p text:style-name="P1">Michael Surdek posted Nov 23, 2021 12:03 PM</text:p>
          <text:section text:style-name="Sect1" text:name="d2l_1_106_118">
            <text:p text:style-name="P1"><text:bookmark text:name="d2l_1_105_79"/></text:p>
          </text:section>
          <text:section text:style-name="Sect1" text:name="d2l_1_107_37">
            <text:p text:style-name="Text_20_body">Scenario analysis is one of the main elements of an operational risk management framework and one of the two inputs for capital modelling. Along with internal loss data, which provides a basis for what has actually happened within a firm, scenario analysis "explores the rare but plausible losses that could arise as a result of operational risk." (Girling, 2013) Effective scenario analysis incorporates findings from external loss data as well as previously executed risk and control self-assessments. With that said, there are many challenges in using scenario analysis including preparation, documentation, analysis structuring, and avoiding inherent biases.</text:p>
            <text:p text:style-name="Text_20_body">The opinion of subject matter experts is a key factor in scenario analysis. SMEs can provide insights into the likelihoods and impacts of scenarios that are realistic but outside of the scope of a firm's internal loss data. Even for experts, it is sometimes challenging to accurately describe such low-probability risks. For this reason, "the goal of elicitation is to make it as easy as possible for subject matter experts to tell us what they believe, in probabilistic terms, while reducing how much they need to know about probability theory to do so.” (Watchorn, 2007) Bayesian reasoning can be a useful strategy to alleviate this challenge. For example, a question can be framed as 'how much more likely is X than Y?' rather than 'how likely is X?' Additionally, this framework allows for prior opinions to be combined with external data to develop a posterior distribution for a scenario that is more accurate than either of the aspects alone.</text:p>
            <text:p text:style-name="P2">Some more traditional statistical methods can also be helpful in scenario analysis. For example, there are tests that "determine whether the data show light-tailed or heavy-tailed behavior or both." (Lubbe, 2010) Additionally, visualizing the data and the resulting distributions can provide context for subject matter experts and facilitators. If a certain risk's distribution is light-tailed, the internal loss data may be sufficient for capital modelling, but if there is heavy-tailed behavior, scenario analysis is necessary to quantify the likelihoods and impacts of low-probability risks that are not covered in the internal loss dataset.</text:p>
            <text:p text:style-name="P6">References</text:p>
            <text:p text:style-name="Text_20_body">Girling, P. X. (2013). <text:span text:style-name="Emphasis">Operational Risk Management: A Complete Guide to a Successful Operational Risk Framework</text:span>. Wiley Professional Development (P&amp;T). Retrieved from https://mbsdirect.vitalsource.com/books/9781118983430</text:p>
            <text:p text:style-name="P2">Lubbe, Jan &amp; Snyman, Flippie. (2010). <text:span text:style-name="Emphasis">The advanced measurement approach for banks</text:span>. Bank for International Settlements. Retrieved from https://www.bis.org/ifc/publ/ifcb33p.pdf</text:p>
            <text:p text:style-name="Text_20_body">Watchorn, Emily. (2007). <text:span text:style-name="Emphasis">Applying a Structured Approach to Operational Risk Scenario Analysis in Australia</text:span>. Australian Prudential Regulation Authority. Retrieved from https://webarchive.nla.gov.au/awa/20140211213942/http://www.apra.gov.au/adi/Publications/Pages/Applying-a-Structured-Approach-to-Operational-Risk-Scenario-Analysis-0907.aspx</text:p>
          </text:section>
          <text:p text:style-name="P5"><text:soft-page-break/></text:p>
        </text:sec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10:31:37.150545827</meta:creation-date>
    <dc:date>2021-11-23T16:00:12.812095389</dc:date>
    <meta:editing-duration>PT1H29M50S</meta:editing-duration>
    <meta:editing-cycles>4</meta:editing-cycles>
    <meta:generator>LibreOffice/6.4.7.2$Linux_X86_64 LibreOffice_project/40$Build-2</meta:generator>
    <meta:document-statistic meta:table-count="0" meta:image-count="0" meta:object-count="0" meta:page-count="2" meta:paragraph-count="9" meta:word-count="431" meta:character-count="3108" meta:non-whitespace-character-count="2686"/>
  </office:meta>
</office:document-meta>
</file>